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30000002AE70760729BEA3C74.png" manifest:media-type="image/png"/>
  <manifest:file-entry manifest:full-path="Pictures/10000000000000A3000000239D6C6FBF53E7CC96.png" manifest:media-type="image/png"/>
  <manifest:file-entry manifest:full-path="Pictures/1000000000000099000000210D175EB043B07A55.png" manifest:media-type="image/png"/>
  <manifest:file-entry manifest:full-path="Pictures/1000000000000099000000224306482B354FC1C0.png" manifest:media-type="image/png"/>
  <manifest:file-entry manifest:full-path="Pictures/10000000000000970000002114D9B831DA227C9B.png" manifest:media-type="image/png"/>
  <manifest:file-entry manifest:full-path="Pictures/100000000000009C00000021F9EC3C29FF1ECD66.png" manifest:media-type="image/png"/>
  <manifest:file-entry manifest:full-path="Pictures/10000000000000650000001F0A34F0B17F9E021A.png" manifest:media-type="image/png"/>
  <manifest:file-entry manifest:full-path="Pictures/100000000000009B0000001E54F8F805D02055A6.png" manifest:media-type="image/png"/>
  <manifest:file-entry manifest:full-path="Pictures/100000000000006300000026549AA866A89667D3.png" manifest:media-type="image/png"/>
  <manifest:file-entry manifest:full-path="Pictures/100000000000007900000028C188285C6B8ECD3F.png" manifest:media-type="image/png"/>
  <manifest:file-entry manifest:full-path="Pictures/10000000000000670000002373EB8E1EA5525E2C.png" manifest:media-type="image/png"/>
  <manifest:file-entry manifest:full-path="Pictures/10000000000000710000002C484D93EE16134322.png" manifest:media-type="image/png"/>
  <manifest:file-entry manifest:full-path="Pictures/10000000000000680000002969E35F3F31770B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 Emoji" svg:font-family="'Segoe UI Emoji'" style:font-family-generic="swiss" style:font-pitch="variable"/>
  </office:font-face-decls>
  <office:automatic-styles>
    <style:style style:name="P1" style:family="paragraph" style:parent-style-name="Standard">
      <style:text-properties fo:font-size="6pt" fo:font-style="italic" style:font-size-asian="6pt" style:font-style-asian="italic" style:font-size-complex="6pt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officeooo:rsid="0016f3ee" officeooo:paragraph-rsid="0016f3ee"/>
    </style:style>
    <style:style style:name="P6" style:family="paragraph" style:parent-style-name="Standard">
      <style:text-properties officeooo:paragraph-rsid="0016f3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style:font-name-asian="Segoe UI Emoji" style:font-name-complex="Segoe UI Emoji"/>
    </style:style>
    <style:style style:name="T3" style:family="text">
      <style:text-properties officeooo:rsid="0016f3e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1">Anleitung Verlies (Techdemo 07.07.2019)</text:span></text:span></text:p>
      <text:p text:style-name="P1">Um den binären Geschlechtern gerecht zu werden, wird im Wechsel die männliche und weibliche Form verwendet. Andere Geschlechtsformen können nicht berücksichtig<text:span text:style-name="T3">t</text:span> werden, da unklar ist, wie diese sprachlich angezeigt werden können.</text:p>
      <text:p text:style-name="Standard"/>
      <text:p text:style-name="P2">Spielbeschreibung</text:p>
      <text:p text:style-name="Standard">Verlies ist ein Rollenspiel/Adventure für den Gameboy. Das Grafikdesign richtet sich nach den ersten Ultima Spielen. Spielprinzip lehnt an die frühen Zeldateile an.</text:p>
      <text:p text:style-name="Standard">Das Spiel selbst wird mit GBDK entwickelt.</text:p>
      <text:p text:style-name="Standard">Webseite: https://der-magister.de/dokuwiki/doku.php?id=verlies</text:p>
      <text:p text:style-name="Standard"/>
      <text:p text:style-name="P2">Systemanforderungen</text:p>
      <text:p text:style-name="Standard">Das Spiel wurde für den Gameboy entwickelt. Aufgrund des besseren Displays ist der Gameboy Pocket am sinnvollsten geeignet.</text:p>
      <text:p text:style-name="Standard">Das Spiel ist aber auch auf jeden moderne gute entwickelten Gameboyemulator (z. B. BGB) spielbar.</text:p>
      <text:p text:style-name="P5">Wird das Spiel mit dem mitgelieferten Emulator gespielt wird das Spiel per start.bat gestartet. Die Tastenbelegung ist wie folgt:</text:p>
      <text:p text:style-name="P5">Cursortasten – Bewegung</text:p>
      <text:p text:style-name="P5">X-Taste = A-Button</text:p>
      <text:p text:style-name="P5">Y-Taste = B-Button</text:p>
      <text:p text:style-name="P5">Entertaste = START-Button</text:p>
      <text:p text:style-name="P6"><text:span text:style-name="T3">Space = SELECT-Button.</text:span></text:p>
      <text:p text:style-name="P6"/>
      <text:p text:style-name="P2">Steuerung</text:p>
      <text:p text:style-name="Standard">Die Bewegung der Spielerfigur erfolgt durch das Steuerkreuz. Mit den Button A kann der Spieler mit seiner Umgebung interagieren (z. B. Ansprechen von Nichtspielercharakteren, Schilder lesen, Truhen öffnen) und, falls eine Waffe im Besitz ist, kämpfen.</text:p>
      <text:p text:style-name="Standard">Mit dem START-Button wird der Infoscreen aufgerufen. Folgende Werte sind dort ersichtlich:</text:p>
      <text:p text:style-name="Standard"/>
      <text:p text:style-name="Standard"><draw:frame draw:style-name="fr1" draw:name="Grafik 2" text:anchor-type="as-char" svg:y="0cm" svg:width="4.314cm" style:rel-width="scale" svg:height="1.113cm" style:rel-height="scale" draw:z-index="0"><draw:image xlink:href="Pictures/10000000000000A30000002AE70760729BEA3C74.png" xlink:type="simple" xlink:show="embed" xlink:actuate="onLoad"/></draw:frame><text:tab/>Lebenspunkte / maximale Lebenspunkte. Sinken die Lebenspunkte stirbt die Spielerheldin.</text:p>
      <text:p text:style-name="Standard"><draw:frame draw:style-name="fr1" draw:name="Grafik 3" text:anchor-type="as-char" svg:y="0cm" svg:width="4.048cm" style:rel-width="scale" svg:height="0.905cm" style:rel-height="scale" draw:z-index="1"><draw:image xlink:href="Pictures/1000000000000099000000224306482B354FC1C0.png" xlink:type="simple" xlink:show="embed" xlink:actuate="onLoad"/></draw:frame><text:tab/>Ausdauerpunkte / maximale Ausdauerpunkte. Diese Punkte sind notwendig, um bestimmte Gegenstände (z. B. die Spitzhacke) zu benutzen. Ausdauer sollte nicht <text:soft-page-break/>sinnlos verschwendet werden. Sind die Ausdauerpunkte auf 0 und können nicht mehr aufgeladen werden kann dies das Ende des Spieles bedeuten (dies ist auch so gewollt, es kann nicht alles immer so einfach sein <text:span text:style-name="Absatz-Standardschriftart"><text:span text:style-name="T2">😉</text:span></text:span>)</text:p>
      <text:p text:style-name="Standard"><draw:frame draw:style-name="fr1" draw:name="Grafik 4" text:anchor-type="as-char" svg:y="0cm" svg:width="4.064cm" style:rel-width="scale" svg:height="0.762cm" style:rel-height="scale" draw:z-index="2"><draw:image xlink:href="Pictures/10000000000000970000002114D9B831DA227C9B.png" xlink:type="simple" xlink:show="embed" xlink:actuate="onLoad"/></draw:frame><text:tab/>Proviant / maximaler Proviant. Auch der Held des Spieles hat Hunger und muss Essen. Ist der Proviant alle verliert der Held Lebenspunkte.</text:p>
      <text:p text:style-name="Standard"><draw:frame draw:style-name="fr1" draw:name="Grafik 5" text:anchor-type="as-char" svg:y="0cm" svg:width="4.129cm" style:rel-width="scale" svg:height="0.87cm" style:rel-height="scale" draw:z-index="3"><draw:image xlink:href="Pictures/100000000000009C00000021F9EC3C29FF1ECD66.png" xlink:type="simple" xlink:show="embed" xlink:actuate="onLoad"/></draw:frame><text:tab/>Heiltränke / maximale Heiltränke. Ein Heiltrank füllt bei Benutzung drei Lebenspunkte wieder auf.</text:p>
      <text:p text:style-name="Standard"><draw:frame draw:style-name="fr1" draw:name="Grafik 6" text:anchor-type="as-char" svg:y="0cm" svg:width="4.048cm" style:rel-width="scale" svg:height="0.87cm" style:rel-height="scale" draw:z-index="4"><draw:image xlink:href="Pictures/1000000000000099000000210D175EB043B07A55.png" xlink:type="simple" xlink:show="embed" xlink:actuate="onLoad"/></draw:frame><text:tab/>Ausdauertränke / maximale Ausdauertränke. Ein Ausdauertrank füllt die Ausdauer bei Benutzung komplett auf.</text:p>
      <text:p text:style-name="Standard"><draw:frame draw:style-name="fr1" draw:name="Grafik 7" text:anchor-type="as-char" svg:y="0cm" svg:width="4.314cm" style:rel-width="scale" svg:height="0.928cm" style:rel-height="scale" draw:z-index="5"><draw:image xlink:href="Pictures/10000000000000A3000000239D6C6FBF53E7CC96.png" xlink:type="simple" xlink:show="embed" xlink:actuate="onLoad"/></draw:frame><text:tab/>Heilkräuter / maximale Heilkräuter. In der Techdemo nicht integriert.</text:p>
      <text:p text:style-name="Standard"/>
      <text:p text:style-name="Standard"><draw:frame draw:style-name="fr1" draw:name="Grafik 8" text:anchor-type="as-char" svg:y="0cm" svg:width="4.106cm" style:rel-width="scale" svg:height="0.788cm" style:rel-height="scale" draw:z-index="6"><draw:image xlink:href="Pictures/100000000000009B0000001E54F8F805D02055A6.png" xlink:type="simple" xlink:show="embed" xlink:actuate="onLoad"/></draw:frame><text:tab/>Zauberstaub / maximaler Zauberstaub. In der Techdemo nicht integriert.</text:p>
      <text:p text:style-name="Standard"><draw:frame draw:style-name="fr1" draw:name="Grafik 9" text:anchor-type="as-char" svg:y="0cm" svg:width="3.201cm" style:rel-width="scale" svg:height="1.055cm" style:rel-height="scale" draw:z-index="7"><draw:image xlink:href="Pictures/100000000000007900000028C188285C6B8ECD3F.png" xlink:type="simple" xlink:show="embed" xlink:actuate="onLoad"/></draw:frame><text:tab/><text:tab/>Anzahl der gesammelten Goldmünzen. Für Handel und Dienstleistungen notwendig.</text:p>
      <text:p text:style-name="Standard"><draw:frame draw:style-name="fr1" draw:name="Grafik 10" text:anchor-type="as-char" svg:y="0cm" svg:width="2.667cm" style:rel-width="scale" svg:height="0.824cm" style:rel-height="scale" draw:z-index="8"><draw:image xlink:href="Pictures/10000000000000650000001F0A34F0B17F9E021A.png" xlink:type="simple" xlink:show="embed" xlink:actuate="onLoad"/></draw:frame><text:tab/><text:tab/>Anzahl der Schlüssel. In der Techdemo nicht integriert.</text:p>
      <text:p text:style-name="Standard"><draw:frame draw:style-name="fr1" draw:name="Grafik 11" text:anchor-type="as-char" svg:y="0cm" svg:width="2.725cm" style:rel-width="scale" svg:height="0.928cm" style:rel-height="scale" draw:z-index="9"><draw:image xlink:href="Pictures/10000000000000670000002373EB8E1EA5525E2C.png" xlink:type="simple" xlink:show="embed" xlink:actuate="onLoad"/></draw:frame><text:tab/><text:tab/>Anzahl der gesammelten Eisenerze. In der Techdemo nicht integriert.</text:p>
      <text:p text:style-name="Standard"><draw:frame draw:style-name="fr1" draw:name="Grafik 13" text:anchor-type="as-char" svg:y="0cm" svg:width="2.621cm" style:rel-width="scale" svg:height="1.009cm" style:rel-height="scale" draw:z-index="10"><draw:image xlink:href="Pictures/100000000000006300000026549AA866A89667D3.png" xlink:type="simple" xlink:show="embed" xlink:actuate="onLoad"/></draw:frame><text:tab/><text:tab/>Anzahl der gesammelten Stoffballen. In der Techdemo nicht integriert.</text:p>
      <text:p text:style-name="Standard"><draw:frame draw:style-name="fr1" draw:name="Grafik 14" text:anchor-type="as-char" svg:y="0cm" svg:width="2.992cm" style:rel-width="scale" svg:height="1.161cm" style:rel-height="scale" draw:z-index="11"><draw:image xlink:href="Pictures/10000000000000710000002C484D93EE16134322.png" xlink:type="simple" xlink:show="embed" xlink:actuate="onLoad"/></draw:frame><text:tab/><text:tab/>Anzeige der Trefferpunkte der Heldin.</text:p>
      <text:p text:style-name="Standard"><text:soft-page-break/><draw:frame draw:style-name="fr1" draw:name="Grafik 15" text:anchor-type="as-char" svg:y="0cm" svg:width="2.748cm" style:rel-width="scale" svg:height="1.09cm" style:rel-height="scale" draw:z-index="12"><draw:image xlink:href="Pictures/10000000000000680000002969E35F3F31770BA6.png" xlink:type="simple" xlink:show="embed" xlink:actuate="onLoad"/></draw:frame><text:tab/><text:tab/>Anzeige des Rüstungswertes des Helden.</text:p>
      <text:p text:style-name="Standard"/>
      <text:p text:style-name="Standard">Mit dem SELECT-Button können die nutzbaren Items ausgewählt werden. Folgende Gegenstände sind in dieser Techdemo entwickelt: Spitzhacke, Heil- und Ausdauertrank.</text:p>
      <text:p text:style-name="Standard">Mit dem Button B werden die Items eingesetzt.</text:p>
      <text:p text:style-name="Standard"/>
      <text:p text:style-name="P3">Weiteres</text:p>
      <text:p text:style-name="Standard">Kontakt: magister@kabelmail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 Emoji" svg:font-family="'Segoe UI Emoj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/>
    <dc:description/>
    <dc:subject/>
    <meta:initial-creator>magister</meta:initial-creator>
    <meta:creation-date>2019-07-07T08:13:00Z</meta:creation-date>
    <dc:date>2019-07-28T12:15:40.052000000</dc:date>
    <meta:editing-cycles>6</meta:editing-cycles>
    <meta:editing-duration>PT4M19S</meta:editing-duration>
    <meta:document-statistic meta:table-count="0" meta:image-count="13" meta:object-count="0" meta:page-count="3" meta:paragraph-count="35" meta:word-count="391" meta:character-count="2913" meta:non-whitespace-character-count="2537"/>
    <meta:template xlink:type="simple" xlink:actuate="onRequest" xlink:title="" xlink:href="Normal.dotm"/>
  </office:meta>
</office:document-meta>
</file>